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LB_5f_ListBullet" style:list-style-name="L1"/>
    <style:style style:name="P4" style:family="paragraph" style:parent-style-name="N_5f_Normal" style:list-style-name="L2"/>
    <style:style style:name="P5" style:family="paragraph" style:parent-style-name="LB_5f_ListBullet" style:list-style-name="L3"/>
    <style:style style:name="P6" style:family="paragraph" style:parent-style-name="LB_5f_ListBullet" style:list-style-name="List_20_1"/>
    <style:style style:name="P7" style:family="paragraph" style:parent-style-name="LB_5f_ListBullet" style:list-style-name="List_20_1">
      <style:text-properties fo:language="en" fo:country="GB"/>
    </style:style>
    <style:style style:name="P8" style:family="paragraph" style:parent-style-name="LB_5f_ListBullet" style:list-style-name="L4"/>
    <style:style style:name="P9" style:family="paragraph" style:parent-style-name="LB_5f_ListBullet" style:list-style-name="L5"/>
    <style:style style:name="P10" style:family="paragraph" style:parent-style-name="LB_5f_ListBullet" style:list-style-name="L6"/>
    <style:style style:name="P11" style:family="paragraph" style:parent-style-name="LB_5f_ListBullet" style:list-style-name="L7"/>
    <style:style style:name="T1" style:family="text">
      <style:text-properties fo:font-style="italic" style:font-style-asian="italic" style:font-style-complex="italic"/>
    </style:style>
    <style:style style:name="T2" style:family="text" style:parent-style-name="Code">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parent-style-name="Code">
      <style:text-properties fo:language="en" fo:country="US"/>
    </style:style>
    <style:style style:name="T6" style:family="text" style:parent-style-name="Code">
      <style:text-properties style:font-name="Courier New3" fo:language="en" fo:country="GB"/>
    </style:style>
    <style:style style:name="T7" style:family="text">
      <style:text-properties fo:language="en" fo:country="GB"/>
    </style:style>
    <style:style style:name="T8" style:family="text">
      <style:text-properties fo:language="en" fo:country="GB" style:text-underline-style="solid" style:text-underline-width="auto" style:text-underline-color="font-color"/>
    </style:style>
    <style:style style:name="T9" style:family="text" style:parent-style-name="User_20_Entry">
      <style:text-properties style:font-name="Courier New3" fo:language="en" fo:country="GB"/>
    </style:style>
    <style:style style:name="T10" style:family="text" style:parent-style-name="User_20_Entry">
      <style:text-properties fo:color="#000000" style:font-name="Arial1" fo:font-size="10pt" fo:font-weight="normal" style:font-size-asian="10pt" style:font-weight-asian="normal" style:font-size-complex="10pt" style:font-weight-complex="normal"/>
    </style:style>
    <style:style style:name="T11" style:family="text" style:parent-style-name="User_20_Entry">
      <style:text-properties fo:color="#800000" style:font-name="Courier New3" fo:font-size="9pt" fo:language="en" fo:country="GB" fo:font-weight="bold" style:font-size-asian="10pt" style:font-weight-asian="normal" style:font-size-complex="10pt" style:font-weight-complex="normal"/>
    </style:style>
    <style:style style:name="T12" style:family="text" style:parent-style-name="User_20_Entry">
      <style:text-properties fo:color="#000000" style:font-name="Arial1" fo:font-size="10pt" fo:language="en" fo:country="GB" fo:font-weight="normal" style:font-size-asian="10pt" style:font-weight-asian="normal" style:font-size-complex="10pt" style:font-weight-complex="normal"/>
    </style:style>
    <style:style style:name="T13" style:family="text" style:parent-style-name="Code">
      <style:text-properties fo:color="#800000" style:font-name="Courier New2" fo:font-size="9pt" fo:language="en" fo:country="GB" fo:font-weight="normal" style:font-size-asian="10pt" style:font-weight-asian="normal" style:font-size-complex="10pt" style:font-weight-complex="normal"/>
    </style:style>
    <style:style style:name="T14" style:family="text" style:parent-style-name="Code">
      <style:text-properties fo:color="#800000" style:font-name="Courier New2" fo:font-size="9pt" fo:language="en" fo:country="GB" style:text-underline-style="none" fo:font-weight="normal" style:font-size-asian="10pt" style:font-weight-asian="normal" style:font-size-complex="10pt" style:font-weight-complex="normal"/>
    </style:style>
    <style:style style:name="T15" style:family="text" style:parent-style-name="Code">
      <style:text-properties fo:color="#800000" style:font-name="Courier New2" fo:font-size="10pt" fo:language="en" fo:country="GB" fo:font-weight="normal" style:font-size-asian="10pt" style:font-weight-asian="normal" style:font-size-complex="10pt" style:font-weight-complex="normal"/>
    </style:style>
    <style:style style:name="T16" style:family="text" style:parent-style-name="User_20_Entry">
      <style:text-properties style:font-name="Courier New3" fo:font-size="10pt" style:font-name-asian="Courier New3" style:font-size-asian="10pt" style:font-name-complex="Courier New3" style:font-size-complex="10pt"/>
    </style:style>
    <style:style style:name="fr1" style:family="graphic" style:parent-style-name="Frame">
      <style:graphic-properties style:vertical-pos="top" style:vertical-rel="baseline" fo:padding="0in" fo:border="none" style:shadow="none"/>
    </style:style>
    <style:style style:name="fr2" style:family="graphic" style:parent-style-name="Frame">
      <style:graphic-properties style:vertical-pos="from-top" fo:padding="0in" fo:border="none"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4">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5">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6">
      <text:list-level-style-bullet text:level="1" text:style-name="Bullet_20_Symbols" style:num-suffix="." text:bullet-char="•">
        <style:list-level-properties text:space-before="0.0091in" text:min-label-width="0.25in"/>
        <style:text-properties style:font-name="StarSymbol"/>
      </text:list-level-style-bullet>
      <text:list-level-style-bullet text:level="2" text:style-name="Bullet_20_Symbols" style:num-suffix="." text:bullet-char="•">
        <style:list-level-properties text:space-before="0.2591in" text:min-label-width="0.25in"/>
        <style:text-properties style:font-name="StarSymbol"/>
      </text:list-level-style-bullet>
      <text:list-level-style-bullet text:level="3" text:style-name="Bullet_20_Symbols" style:num-suffix="." text:bullet-char="•">
        <style:list-level-properties text:space-before="0.5091in" text:min-label-width="0.25in"/>
        <style:text-properties style:font-name="StarSymbol"/>
      </text:list-level-style-bullet>
      <text:list-level-style-bullet text:level="4" text:style-name="Bullet_20_Symbols" style:num-suffix="." text:bullet-char="•">
        <style:list-level-properties text:space-before="0.7591in" text:min-label-width="0.25in"/>
        <style:text-properties style:font-name="StarSymbol"/>
      </text:list-level-style-bullet>
      <text:list-level-style-bullet text:level="5" text:style-name="Bullet_20_Symbols" style:num-suffix="." text:bullet-char="•">
        <style:list-level-properties text:space-before="1.0091in" text:min-label-width="0.25in"/>
        <style:text-properties style:font-name="StarSymbol"/>
      </text:list-level-style-bullet>
      <text:list-level-style-bullet text:level="6" text:style-name="Bullet_20_Symbols" style:num-suffix="." text:bullet-char="•">
        <style:list-level-properties text:space-before="1.2591in" text:min-label-width="0.25in"/>
        <style:text-properties style:font-name="StarSymbol"/>
      </text:list-level-style-bullet>
      <text:list-level-style-bullet text:level="7" text:style-name="Bullet_20_Symbols" style:num-suffix="." text:bullet-char="•">
        <style:list-level-properties text:space-before="1.5091in" text:min-label-width="0.25in"/>
        <style:text-properties style:font-name="StarSymbol"/>
      </text:list-level-style-bullet>
      <text:list-level-style-bullet text:level="8" text:style-name="Bullet_20_Symbols" style:num-suffix="." text:bullet-char="•">
        <style:list-level-properties text:space-before="1.7591in" text:min-label-width="0.25in"/>
        <style:text-properties style:font-name="StarSymbol"/>
      </text:list-level-style-bullet>
      <text:list-level-style-bullet text:level="9" text:style-name="Bullet_20_Symbols" style:num-suffix="." text:bullet-char="•">
        <style:list-level-properties text:space-before="2.0091in" text:min-label-width="0.25in"/>
        <style:text-properties style:font-name="StarSymbol"/>
      </text:list-level-style-bullet>
      <text:list-level-style-bullet text:level="10" text:style-name="Bullet_20_Symbols" style:num-suffix="." text:bullet-char="•">
        <style:list-level-properties text:space-before="2.2591in" text:min-label-width="0.25in"/>
        <style:text-properties style:font-name="StarSymbol"/>
      </text:list-level-style-bullet>
    </text:list-style>
    <text:list-style style:name="L7">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Snap"/>
      </text:sequence-decls>
      <text:p text:style-name="HC_5f_HeadingChapter">Getting Started with Celti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0.Overview|outline" text:style-name="Internet_20_link" text:visited-style-name="Internet_20_link">Overview<text:tab/></text:a><text:a xlink:type="simple" xlink:href="#0.Overview|outline" text:style-name="Internet_20_link" text:visited-style-name="Internet_20_link">1</text:a></text:p>
          <text:p text:style-name="P1"><text:a xlink:type="simple" xlink:href="#0.Setting up Your Environment|outline" text:style-name="Internet_20_link" text:visited-style-name="Internet_20_link">Setting up Your Environment<text:tab/></text:a><text:a xlink:type="simple" xlink:href="#0.Setting up Your Environment|outline" text:style-name="Internet_20_link" text:visited-style-name="Internet_20_link">1</text:a></text:p>
          <text:p text:style-name="P1"><text:a xlink:type="simple" xlink:href="#0.Celtix Development Environment|outline" text:style-name="Internet_20_link" text:visited-style-name="Internet_20_link">Celtix Development Environment<text:tab/></text:a><text:a xlink:type="simple" xlink:href="#0.Celtix Development Environment|outline" text:style-name="Internet_20_link" text:visited-style-name="Internet_20_link">2</text:a></text:p>
          <text:p text:style-name="P2"><text:a xlink:type="simple" xlink:href="#0.0.Using Celtix with Eclipse|outline" text:style-name="Internet_20_link" text:visited-style-name="Internet_20_link">Using Celtix with Eclipse<text:tab/></text:a><text:a xlink:type="simple" xlink:href="#0.0.Using Celtix with Eclipse|outline" text:style-name="Internet_20_link" text:visited-style-name="Internet_20_link">2</text:a></text:p>
          <text:p text:style-name="P2"><text:a xlink:type="simple" xlink:href="#0.0.Using Celtix with Ant|outline" text:style-name="Internet_20_link" text:visited-style-name="Internet_20_link">Using Celtix with Ant<text:tab/></text:a><text:a xlink:type="simple" xlink:href="#0.0.Using Celtix with Ant|outline" text:style-name="Internet_20_link" text:visited-style-name="Internet_20_link">2</text:a></text:p>
          <text:p text:style-name="P1"><text:a xlink:type="simple" xlink:href="#0.Directory Structure of a Celtix Project|outline" text:style-name="Internet_20_link" text:visited-style-name="Internet_20_link">Directory Structure of a Celtix Project<text:tab/></text:a><text:a xlink:type="simple" xlink:href="#0.Directory Structure of a Celtix Project|outline" text:style-name="Internet_20_link" text:visited-style-name="Internet_20_link">3</text:a></text:p>
          <text:p text:style-name="P1"><text:a xlink:type="simple" xlink:href="#0.Writing a SOAP/HTTP client and server with Celtix|outline" text:style-name="Internet_20_link" text:visited-style-name="Internet_20_link">Writing a SOAP/HTTP client and server with Celtix<text:tab/></text:a><text:a xlink:type="simple" xlink:href="#0.Writing a SOAP/HTTP client and server with Celtix|outline" text:style-name="Internet_20_link" text:visited-style-name="Internet_20_link">3</text:a></text:p>
          <text:p text:style-name="P2"><text:a xlink:type="simple" xlink:href="#0.0.Generating Java Code for a WSDL Contract|outline" text:style-name="Internet_20_link" text:visited-style-name="Internet_20_link">Generating Java Code for a WSDL Contract<text:tab/></text:a><text:a xlink:type="simple" xlink:href="#0.0.Generating Java Code for a WSDL Contract|outline" text:style-name="Internet_20_link" text:visited-style-name="Internet_20_link">6</text:a></text:p>
          <text:p text:style-name="P2"><text:a xlink:type="simple" xlink:href="#0.0.Browsing the Generated Code|outline" text:style-name="Internet_20_link" text:visited-style-name="Internet_20_link">Browsing the Generated Code<text:tab/></text:a><text:a xlink:type="simple" xlink:href="#0.0.Browsing the Generated Code|outline" text:style-name="Internet_20_link" text:visited-style-name="Internet_20_link">6</text:a></text:p>
          <text:p text:style-name="P2"><text:a xlink:type="simple" xlink:href="#0.0.Implementing the Servant|outline" text:style-name="Internet_20_link" text:visited-style-name="Internet_20_link">Implementing the Servant<text:tab/></text:a><text:a xlink:type="simple" xlink:href="#0.0.Implementing the Servant|outline" text:style-name="Internet_20_link" text:visited-style-name="Internet_20_link">6</text:a></text:p>
          <text:p text:style-name="P2"><text:a xlink:type="simple" xlink:href="#0.0.Writing the Server Mainline|outline" text:style-name="Internet_20_link" text:visited-style-name="Internet_20_link">Writing the Server Mainline<text:tab/></text:a><text:a xlink:type="simple" xlink:href="#0.0.Writing the Server Mainline|outline" text:style-name="Internet_20_link" text:visited-style-name="Internet_20_link">7</text:a></text:p>
          <text:p text:style-name="P2"><text:a xlink:type="simple" xlink:href="#0.0.Writing the Client Mainline|outline" text:style-name="Internet_20_link" text:visited-style-name="Internet_20_link">Writing the Client Mainline<text:tab/></text:a><text:a xlink:type="simple" xlink:href="#0.0.Writing the Client Mainline|outline" text:style-name="Internet_20_link" text:visited-style-name="Internet_20_link">7</text:a></text:p>
          <text:p text:style-name="P1"><text:a xlink:type="simple" xlink:href="#0.Running the Client and Server|outline" text:style-name="Internet_20_link" text:visited-style-name="Internet_20_link">Running the Client and Server<text:tab/></text:a><text:a xlink:type="simple" xlink:href="#0.Running the Client and Server|outline" text:style-name="Internet_20_link" text:visited-style-name="Internet_20_link">8</text:a></text:p>
          <text:p text:style-name="P2"><text:a xlink:type="simple" xlink:href="#0.0.Running Celtix applications directly from the command-line|outline" text:style-name="Internet_20_link" text:visited-style-name="Internet_20_link">Running Celtix applications directly from the command-line<text:tab/></text:a><text:a xlink:type="simple" xlink:href="#0.0.Running Celtix applications directly from the command-line|outline" text:style-name="Internet_20_link" text:visited-style-name="Internet_20_link">8</text:a></text:p>
          <text:p text:style-name="P2"><text:a xlink:type="simple" xlink:href="#0.0.Running Celtix applications using Ant|outline" text:style-name="Internet_20_link" text:visited-style-name="Internet_20_link">Running Celtix applications using Ant<text:tab/></text:a><text:a xlink:type="simple" xlink:href="#0.0.Running Celtix applications using Ant|outline" text:style-name="Internet_20_link" text:visited-style-name="Internet_20_link">9</text:a></text:p>
        </text:index-body>
      </text:table-of-content>
      <text:h text:style-name="S_5f_Section" text:outline-level="1">Overview</text:h>
      <text:p text:style-name="N_5f_Normal">This article shows how to get started with Celtix, showing how to set up your development environment and <text:s text:c="2"/>build and run a basic SOAP/HTTP client and server. For information on how to install Celtix, see <text:span text:style-name="T1">The Celtix Installation Guide</text:span>, available from the Celtix website, <text:span text:style-name="Code">http://forge.objectweb.org/projects/celtix/</text:span>. </text:p>
      <text:p text:style-name="N_5f_Normal">This document was written for Celtix Milestone 2; as Celtix matures future versions may deviate from this the material covered in this document. The Celtix team will endeavor to keep this document as up-to-date as possible..</text:p>
      <text:h text:style-name="S_5f_Section" text:outline-level="1">Setting up Your Environment</text:h>
      <text:p text:style-name="N_5f_Normal">Celtix should always be run from an appropriately configured shell; this means that you need to ensure that your <text:span text:style-name="Code">CLASSPATH</text:span> and <text:span text:style-name="Code">PATH</text:span> environment variables are correctly set to pick up the correct version of the JDK and the correct version of Celtix. If you are using Ant as a build system, then you will need to pick up the correct version of Ant as well.</text:p>
      <text:p text:style-name="N_5f_Normal">Many open-source projects follow the useful convention of having a <text:span text:style-name="Code">HOME</text:span> environment variable to describe the location of the project installation on the file system; when using Celtix you will want to set <text:span text:style-name="Code">JAVA_HOME, CELTIX_HOME</text:span> and <text:span text:style-name="Code">ANT_HOME</text:span> appropriately. </text:p>
      <text:p text:style-name="N_5f_Normal">To ensure that you pick up the correct version of the Java compiler, add the directory <text:span text:style-name="Code">JAVA_HOME/bin</text:span> to the <text:span text:style-name="Code">PATH</text:span> environment variable. Running <text:span text:style-name="User_20_Entry">java -version</text:span> at the prompt will verify that you are picking up the correct version of Java; for Celtix, you should be using JDK 1.5.0 or higher.</text:p>
      <text:p text:style-name="N_5f_Normal">While Celtix does not require a <text:span text:style-name="Code">CELTIX_HOME</text:span> variable, it is good practice to use one – particularly if you wish to maintain a number of different versions of Celtix on your machine at the same time. Add the directory <text:span text:style-name="Code">CELTIX_HOME/bin</text:span> to the <text:span text:style-name="Code">PATH</text:span> environment variable, so that you can pick up code generation tools like <text:span text:style-name="Code">wsdl2java</text:span> and <text:span text:style-name="Code">java2wsdl</text:span>. You should also add <text:span text:style-name="Code">CELTIX_HOME/lib/celtix.jar</text:span> to the <text:span text:style-name="Code">CLASSPATH</text:span>. </text:p>
      <text:p text:style-name="N_5f_Normal">If you wish to use Ant, then set <text:span text:style-name="Code">ANT_HOME</text:span> to point to your Ant installation and add <text:span text:style-name="Code">ANT_HOME/bin</text:span> to the <text:span text:style-name="Code">CLASSPATH</text:span>.</text:p>
      <text:p text:style-name="N_5f_Normal">Rather than setting these variables for every shell, consider using a <text:span text:style-name="Code">setenvs</text:span> script to this for you. An example script, <text:span text:style-name="Code">setenvs.bat</text:span>, for use with Windows, is shown below in <text:sequence-ref text:reference-format="category-and-value" text:ref-name="refCodeSnap0">Codesnap 1</text:sequence-ref>.</text:p>
      <text:p text:style-name="Text_20_body"><draw:frame draw:style-name="fr1" draw:name="Frame1" text:anchor-type="as-char" svg:width="6.6925in" style:rel-width="100%" draw:z-index="0"><draw:text-box fo:min-height="0.1965in"><text:p text:style-name="C_5f_Code">@echo off</text:p><text:p text:style-name="C_5f_Code"/><text:p text:style-name="C_5f_Code">REM</text:p><text:p text:style-name="C_5f_Code">REM Ensure that the values for the following variables are </text:p><text:p text:style-name="C_5f_Code">REM set correctly for your installation.</text:p><text:p text:style-name="C_5f_Code">REM</text:p><text:p text:style-name="C_5f_Code">set CELTIX_HOME=c:\bin\celtix_m2a\celtix</text:p><text:p text:style-name="C_5f_Code">set JAVA_HOME=c:\bin\jdk1.5.0</text:p><text:p text:style-name="C_5f_Code">set ANT_HOME=c:\bin\apache-ant-1.6.2</text:p><text:p text:style-name="C_5f_Code"/><text:p text:style-name="C_5f_Code">REM</text:p><text:p text:style-name="C_5f_Code">REM You should not have to modify anything below this point.</text:p><text:p text:style-name="C_5f_Code">REM</text:p><text:p text:style-name="C_5f_Code"/><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text:p text:style-name="C_5f_Code">set PATH=%CELTIX_HOME%\bin;%PATH%</text:p><text:p text:style-name="C_5f_Code">set PATH=%JAVA_HOME%\bin;%PATH%</text:p><text:p text:style-name="C_5f_Code">set PATH=%ANT_HOME%\bin;%PATH%</text:p><text:p text:style-name="C_5f_Code"/><text:p text:style-name="C_5f_Code">set CLASSPATH=.\classes;%CELTIX_HOME%\lib\celtix.jar;%CLASSPATH%</text:p><text:p text:style-name="C_5f_Code"/><text:p text:style-name="C_5f_Code">title Celtix Shell</text:p><text:p text:style-name="CodeSnap">Codesnap <text:sequence text:ref-name="refCodeSnap0" text:name="CodeSnap" text:formula="ooow:CodeSnap+1" style:num-format="1">1</text:sequence>: <text:span text:style-name="T2">setenvs.bat</text:span></text:p></draw:text-box></draw:frame></text:p>
      <text:h text:style-name="S_5f_Section" text:outline-level="1">Celtix Development Environment</text:h>
      <text:p text:style-name="N_5f_Normal">Developing with Celtix code is no different to developing any other Java library or API – set the <text:span text:style-name="Code">CLASSPATH</text:span> appropriately and begin coding. You can develop with your favorite editor, IDE (Integrated Development Environment) or build system. In this section, we recommend two open-source tools used extensively by developers of Celtix, Eclipse and Ant.</text:p>
      <text:h text:style-name="SS_5f_SubSection" text:outline-level="2">Using Celtix with Eclipse</text:h>
      <text:p text:style-name="N_5f_Normal">Eclipse (available from <text:span text:style-name="Code">http://www.eclipse.org</text:span>) provides an excellent Java IDE for Celtix development; we recommend using Eclipse 3.1.1 or higher, as Celtix requires support for Java 1.5 language constructs that is not available in earlier versions of Eclipse. </text:p>
      <text:p text:style-name="N_5f_Normal">Eclipse provides a way to store “User Libraries”; collections of JARs and classes that can be reused across projects. Create a user library for Celtix by navigating to the “User Libraries” dialog box in Eclipse.</text:p>
      <text:p text:style-name="N_5f_Normal"><text:span text:style-name="GUI_20_Text">Window → Preferences → Java → Build Path → User Libraries</text:span></text:p>
      <text:p text:style-name="N_5f_Normal"><text:span text:style-name="T3">Add </text:span><text:span text:style-name="T4">all </text:span><text:span text:style-name="T3">JAR files below the </text:span><text:span text:style-name="T5">CELTIX_HOME/lib</text:span><text:span text:style-name="T3"> directory to your new user library. At the time of writing, Eclipse is unable to pickup the manifest classpath present in </text:span><text:span text:style-name="T5">C</text:span><text:span text:style-name="Code"><text:span text:style-name="T5">ELTIX_</text:span></text:span><text:span text:style-name="T5">HOME/lib/celtix.jar</text:span><text:span text:style-name="T3">; this is why you have to explicitly add all the JAR files below the </text:span><text:span text:style-name="T5">CELTIX_HOME/lib</text:span><text:span text:style-name="T3"> directory.</text:span></text:p>
      <text:p text:style-name="N_5f_Normal">When you have created a user library for Celtix, you can it to the Java project build path and Eclipse will auto-compile your code.</text:p>
      <text:h text:style-name="SS_5f_SubSection" text:outline-level="2">Using Celtix with Ant</text:h>
      <text:p text:style-name="N_5f_Normal">Many Java developers will be familiar with the Ant build system, downloaded from <text:span text:style-name="Code">http://ant.apache.org</text:span>. Ant build-files provide an effective build system for Celtix – if you wish to use Ant, then you may wish to use the build-file below in <text:sequence-ref text:reference-format="category-and-value" text:ref-name="refCodeSnap1">CodeSnap 2</text:sequence-ref> as a starting-point template</text:p>
      <text:p text:style-name="N_5f_Normal">The build file uses the <text:span text:style-name="Code">CELTIX_HOME</text:span> environment variable to build appropriate Ant classpath, <text:span text:style-name="Code">celtix.class.path</text:span>, that you can use in your Ant build targets.</text:p>
      <text:p text:style-name="Text_20_body"><draw:frame draw:style-name="fr1" draw:name="Frame2" text:anchor-type="as-char" fo:min-width="6.6925in" style:rel-width="100%" draw:z-index="1"><draw:text-box fo:min-height="0.1965in"><text:p text:style-name="C_5f_Code">&lt;project&gt;</text:p><text:p text:style-name="C_5f_Code"><text:s text:c="2"/>&lt;property environment="env"/&gt;</text:p><text:p text:style-name="C_5f_Code"><text:s text:c="2"/>&lt;property name="celtix.dir" value="${env.CELTIX_HOME}"/&gt;</text:p><text:p text:style-name="C_5f_Code"><text:s text:c="2"/>&lt;property name="celtix.lib.dir" value="${celtix.dir}/lib"/&gt;</text:p><text:p text:style-name="C_5f_Code"/><text:p text:style-name="C_5f_Code"><text:s text:c="2"/>&lt;path id="celtix.class.path"&gt;<text:tab/><text:tab/></text:p><text:p text:style-name="C_5f_Code"><text:s text:c="4"/>&lt;fileset dir="${celtix.lib.dir}"&gt;</text:p><text:p text:style-name="C_5f_Code"><text:s text:c="6"/>&lt;include name="celtix.jar"/&gt;</text:p><text:p text:style-name="C_5f_Code"><text:s text:c="4"/>&lt;/fileset&gt;</text:p><text:p text:style-name="C_5f_Code"><text:s text:c="2"/>&lt;/path&gt;</text:p><text:p text:style-name="C_5f_Code">&lt;/project&gt;</text:p><text:p text:style-name="CodeSnap">CodeSnap <text:sequence text:ref-name="refCodeSnap1" text:name="CodeSnap" text:formula="ooow:CodeSnap+1" style:num-format="1">2</text:sequence>: Sample <text:span text:style-name="Code">build.xml</text:span> file for use with Celtix.</text:p></draw:text-box></draw:frame></text:p>
      <text:h text:style-name="S_5f_Section" text:outline-level="1">Directory Structure of a Celtix Project</text:h>
      <text:p text:style-name="N_5f_Normal">There are a number of useful conventions for laying out the directory structure of a Celtix project; you do not have to follow these conventions but it is beneficial to do so. For the purposes of this getting started guide, we will assume that you this directory structure has been adhered to.</text:p>
      <text:p text:style-name="N_5f_Normal">A project typically contains the following directories: </text:p>
      <text:list text:style-name="L1">
        <text:list-item>
          <text:p text:style-name="P3"><text:span text:style-name="Code">classes</text:span> Contains compiled Java classes. </text:p>
        </text:list-item>
        <text:list-item>
          <text:p text:style-name="P3"><text:span text:style-name="Code">src</text:span> Contains Java source code. </text:p>
        </text:list-item>
        <text:list-item>
          <text:p text:style-name="P3"><text:span text:style-name="Code">wsdl</text:span> Contains WSDL files. </text:p>
        </text:list-item>
      </text:list>
      <text:p text:style-name="N_5f_Normal">Some other directories are also common: </text:p>
      <text:list text:style-name="L2">
        <text:list-item>
          <text:p text:style-name="P4"><text:span text:style-name="Code">cfg</text:span> (or <text:span text:style-name="Code">conf</text:span>) Contains configuration information </text:p>
        </text:list-item>
        <text:list-item>
          <text:p text:style-name="P4"><text:span text:style-name="Code">etc</text:span> Contains miscellaneous files. </text:p>
        </text:list-item>
        <text:list-item>
          <text:p text:style-name="P4"><text:span text:style-name="Code">lib</text:span> Contains JAR files needed for compilation </text:p>
        </text:list-item>
        <text:list-item>
          <text:p text:style-name="P4"><text:span text:style-name="Code">log</text:span> Contains log files generated at run-time. </text:p>
        </text:list-item>
      </text:list>
      <text:p text:style-name="Text_20_body">The top level project directory contains:</text:p>
      <text:list text:style-name="L3">
        <text:list-item>
          <text:p text:style-name="P5">The Ant build file (<text:span text:style-name="Code">build.xml</text:span>).</text:p>
        </text:list-item>
        <text:list-item>
          <text:p text:style-name="P5">Eclipse <text:span text:style-name="Code">.classpath</text:span> and <text:span text:style-name="Code">.project</text:span> files.</text:p>
        </text:list-item>
        <text:list-item>
          <text:p text:style-name="P5">Any other project-related files.</text:p>
        </text:list-item>
      </text:list>
      <text:h text:style-name="S_5f_Section" text:outline-level="1">Writing a SOAP/HTTP client and server with Celtix</text:h>
      <text:p text:style-name="N_5f_Normal">This section shows how to write a client and server for a simple “Hello, World” program. The tradition of “Hello, World” dates back to 1978, where Kernigan and Ritchie used a “Hello, World” program as the first C program in their book <text:span text:style-name="T1">The C Programming Language</text:span>; their original program simply printed “Hello, World” to the screen. The client-server equivalent provides a <text:span text:style-name="Code">sayHello()</text:span> method that a client can invoke remotely, sending a string and receiving a string response.</text:p>
      <text:p text:style-name="N_5f_Normal">The “Hello, World” interface used here is defined in the WSDL file <text:span text:style-name="Code">HelloWorld.wsdl</text:span> while there is a “Hello, World” demo in the Celtix distribution, it uses a slightly different WSDL contract than that used here, which corresponds to the following Java interface, below in <text:sequence-ref text:reference-format="category-and-value" text:ref-name="refCodeSnap2">CodeSnap 3</text:sequence-ref>.</text:p>
      <text:p text:style-name="Text_20_body"><draw:frame draw:style-name="fr1" draw:name="Frame3" text:anchor-type="as-char" svg:width="6.6925in" style:rel-width="100%" draw:z-index="2"><draw:text-box fo:min-height="0.1965in"><text:p text:style-name="C_5f_Code">public interface HelloWorld {</text:p><text:p text:style-name="C_5f_Code"><text:s text:c="4"/>public String sayHello(String message);</text:p><text:p text:style-name="C_5f_Code">}</text:p><text:p text:style-name="CodeSnap">CodeSnap <text:sequence text:ref-name="refCodeSnap2" text:name="CodeSnap" text:formula="ooow:CodeSnap+1" style:num-format="1">3</text:sequence>: <text:span text:style-name="T2">HelloWorld</text:span> interface.</text:p></draw:text-box></draw:frame></text:p>
      <text:p text:style-name="N_5f_Normal">The full WSDL file is presented below in <text:sequence-ref text:reference-format="category-and-value" text:ref-name="refCodeSnap3">CodeSnap 4</text:sequence-ref> for reference only.</text:p>
      <text:p text:style-name="Text_20_body"><draw:frame draw:style-name="fr1" draw:name="Frame7" text:anchor-type="as-char" svg:width="6.6925in" style:rel-width="100%" draw:z-index="6"><draw:text-box fo:min-height="0.1965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http://www.w3.org/2001/XMLSchema"&gt;</text:p><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text:p><text:p text:style-name="C_5f_Code"><text:s text:c="8"/>&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CodeSnap">CodeSnap <text:sequence text:ref-name="refCodeSnap3" text:name="CodeSnap" text:formula="ooow:CodeSnap+1" style:num-format="1">4</text:sequence>: <text:span text:style-name="T2">HelloWorld.wsdl</text:span> WSDL contract.</text:p></draw:text-box></draw:frame></text:p>
      <text:h text:style-name="SS_5f_SubSection" text:outline-level="2">Generating Java Code for a WSDL Contract</text:h>
      <text:p text:style-name="N_5f_Normal">The <text:span text:style-name="Code">wsdl2java</text:span> command-line tool (available in <text:span text:style-name="Code">CELTIX_HOME/bin</text:span>) is used to generate Java support code form your WSDL contract. The most commonly used command line options are:</text:p>
      <text:list text:style-name="List_20_1">
        <text:list-item>
          <text:p text:style-name="P6"><text:span text:style-name="T6">-keep</text:span><text:span text:style-name="T7">: </text:span><text:span text:style-name="T8">keep</text:span> <text:span text:style-name="T7">the generated Java source code (it gets deleted by default).</text:span></text:p>
        </text:list-item>
        <text:list-item>
          <text:p text:style-name="P7"><text:span text:style-name="T6">-d classes</text:span><text:span text:style-name="T7">: put compiled code into the </text:span><text:span text:style-name="T8">d</text:span><text:span text:style-name="T7">estination directory </text:span><text:span text:style-name="T6">classes</text:span><text:span text:style-name="T7">.</text:span></text:p>
        </text:list-item>
        <text:list-item>
          <text:p text:style-name="P7"><text:span text:style-name="T6">-s src</text:span><text:span text:style-name="T7">: put generated Java code into the </text:span><text:span text:style-name="T8">s</text:span><text:span text:style-name="T7">ource directory </text:span><text:span text:style-name="T6">src</text:span><text:span text:style-name="T7">.</text:span></text:p>
        </text:list-item>
      </text:list>
      <text:p text:style-name="N_5f_Normal">For example, to generate Java code for the HelloWorld.wsdl contract, you might use: </text:p>
      <text:p text:style-name="C_5f_Code"><text:span text:style-name="T9">wsdl2java –s src –d classes –keep ./wsdl/HelloWorld.wsdl</text:span><text:span text:style-name="User_20_Entry"> </text:span></text:p>
      <text:p text:style-name="N_5f_Normal"><text:span text:style-name="T10">Some users prefer not to keep the generated source code; if you wish to only generate compiled Java classes then omit the flags </text:span><text:span text:style-name="User_20_Entry"><text:span text:style-name="T11">–s src –keep</text:span></text:span></text:p>
      <text:p text:style-name="N_5f_Normal"><text:span text:style-name="T12">The generated classes will be placed in a Java package name; the name of the package is derived from the target namespace used in the WSDL document. The namespace used in the sample </text:span><text:span text:style-name="User_20_Entry"><text:span text:style-name="T13">HelloWorld.wsdl</text:span></text:span><text:span text:style-name="T12"> contract is </text:span><text:span text:style-name="Code">http://www.celtix.org/courseware/Helloworld</text:span><text:span text:style-name="T14">;</text:span><text:span text:style-name="T12"> this is converted to a package name as follows </text:span></text:p>
      <text:list text:style-name="L4">
        <text:list-item>
          <text:p text:style-name="P8"><text:span text:style-name="T12">The leading </text:span><text:span text:style-name="User_20_Entry"><text:span text:style-name="T15">http</text:span></text:span><text:span text:style-name="User_20_Entry"><text:span text:style-name="T13">://www</text:span></text:span><text:span text:style-name="T12"> is stripped</text:span></text:p>
        </text:list-item>
        <text:list-item>
          <text:p text:style-name="P8"><text:span text:style-name="T12">The order of the domain name is reversed, giving </text:span><text:span text:style-name="User_20_Entry"><text:span text:style-name="T13">org.celtix</text:span></text:span></text:p>
        </text:list-item>
        <text:list-item>
          <text:p text:style-name="P8"><text:span text:style-name="T12">The remaining components in the URL path are converted to lower case and appended using a “.” separator, giving: </text:span><text:span text:style-name="User_20_Entry"><text:span text:style-name="T13">org.celtix.courseware.helloworld</text:span></text:span></text:p>
        </text:list-item>
      </text:list>
      <text:h text:style-name="SS_5f_SubSection" text:outline-level="2">Browsing the Generated Code</text:h>
      <text:p text:style-name="N_5f_Normal">The <text:span text:style-name="Code">wsdl2java</text:span> tool generates many files; in this example you should only take interest in two: the service endpoint interface, <text:span text:style-name="Code">HelloWorld</text:span>, and the service class <text:span text:style-name="Code">HelloWorldService</text:span>. Using your favorite editor or Java IDE, browse these classes and become familiar with their contents. </text:p>
      <text:list text:style-name="L5">
        <text:list-item>
          <text:p text:style-name="P9">The service endpoint interface <text:span text:style-name="Code">HelloWorld</text:span> contains methods that correspond to the operations in the WSDL contract.</text:p>
        </text:list-item>
        <text:list-item>
          <text:p text:style-name="P9">The service class contains suitable constructors and methods that correspond to the ports defined in the WSDL contract, for example <text:span text:style-name="Code">getSOAPOverHTTP()</text:span>.</text:p>
        </text:list-item>
      </text:list>
      <text:h text:style-name="SS_5f_SubSection" text:outline-level="2">Implementing the Servant</text:h>
      <text:p text:style-name="N_5f_Normal">To implement the servant, create a Java class that implements the service endpoint interface; in the case of the “Hello, World” example this will be <text:span text:style-name="Code">org.celtix.courseware.helloworld.HelloWorld</text:span>. A commonly used convention suggests <text:s/>that you should name your implementation class with the same name as the service endpoint interface, suffixed with <text:span text:style-name="Code">“Impl”</text:span>. A sample implementation is shown below in <text:sequence-ref text:reference-format="category-and-value" text:ref-name="refCodeSnap4">CodeSnap 5</text:sequence-ref>.</text:p>
      <text:p text:style-name="Text_20_body"><text:s/><draw:frame draw:style-name="fr1" draw:name="Frame4" text:anchor-type="as-char" svg:width="6.6925in" style:rel-width="100%" draw:z-index="3"><draw:text-box fo:min-height="0.1965in"><text:p text:style-name="C_5f_Code">package helloworld</text:p><text:p text:style-name="C_5f_Code"/><text:p text:style-name="C_5f_Code">import org.celtix.courseware.helloworld.HelloWorld;</text:p><text:p text:style-name="C_5f_Code"/><text:p text:style-name="C_5f_Code">public class HelloWorldImpl implements HelloWorld </text:p><text:p text:style-name="C_5f_Code">{</text:p><text:p text:style-name="C_5f_Code"><text:tab/>public String sayHello(String arg0) </text:p><text:p text:style-name="C_5f_Code"><text:tab/>{</text:p><text:p text:style-name="C_5f_Code"><text:tab/><text:tab/>System.out.println("sayHello(" + arg0 + ")");</text:p><text:p text:style-name="C_5f_Code"><text:tab/><text:tab/>return "Hello right back at ya!";</text:p><text:p text:style-name="C_5f_Code"><text:tab/>}</text:p><text:p text:style-name="C_5f_Code">}</text:p><text:p text:style-name="CodeSnap">CodeSnap <text:sequence text:ref-name="refCodeSnap4" text:name="CodeSnap" text:formula="ooow:CodeSnap+1" style:num-format="1">5</text:sequence>: Servant implementation class: <text:span text:style-name="T2">helloworld.HelloWorldImpl</text:span><text:span text:style-name="Code"> </text:span>.</text:p></draw:text-box></draw:frame></text:p>
      <text:h text:style-name="SS_5f_SubSection" text:outline-level="2">Writing the Server Mainline</text:h>
      <text:p text:style-name="N_5f_Normal">A server mainline typically does at least the following: </text:p>
      <text:list text:style-name="L6">
        <text:list-item>
          <text:p text:style-name="P10">Initialize the Celtix runtime (the “bus”), using <text:span text:style-name="Code">Bus.init()</text:span>;</text:p>
        </text:list-item>
        <text:list-item>
          <text:p text:style-name="P10">Create the servant object;</text:p>
        </text:list-item>
        <text:list-item>
          <text:p text:style-name="P10">Register the servant as an “endpoint”, using <text:span text:style-name="Code">Endpoint.publish()</text:span>; and</text:p>
        </text:list-item>
        <text:list-item>
          <text:p text:style-name="P10">Listen for messages, using <text:span text:style-name="Code">bus.run()</text:span>.</text:p>
        </text:list-item>
      </text:list>
      <text:p text:style-name="N_5f_Normal">A sample server mainline is shown below in <text:sequence-ref text:reference-format="category-and-value" text:ref-name="refCodeSnap5">CodeSnap 6</text:sequence-ref>.</text:p>
      <text:p text:style-name="Text_20_body"><draw:frame draw:style-name="fr1" draw:name="Frame5" text:anchor-type="as-char" svg:width="6.6925in" style:rel-width="100%" draw:z-index="4"><draw:text-box fo:min-height="0.1965in"><text:p text:style-name="C_5f_Code">package helloworld;</text:p><text:p text:style-name="C_5f_Code"/><text:p text:style-name="C_5f_Code">import javax.xml.ws.Endpoint;</text:p><text:p text:style-name="C_5f_Code">import org.objectweb.celtix.Bus;</text:p><text:p text:style-name="C_5f_Code">import org.objectweb.celtix.BusException;</text:p><text:p text:style-name="C_5f_Code"/><text:p text:style-name="C_5f_Code">void main(String[] args)</text:p><text:p text:style-name="C_5f_Code">{</text:p><text:p text:style-name="C_5f_Code"><text:s text:c="4"/>Bus <text:s text:c="3"/>bus = null;</text:p><text:p text:style-name="C_5f_Code"><text:s text:c="4"/>Object helloWorldImpl = null;</text:p><text:p text:style-name="C_5f_Code"><text:s text:c="4"/>String address = "http://localhost:9090/helloworld";</text:p><text:p text:style-name="C_5f_Code"/><text:p text:style-name="C_5f_Code"><text:s text:c="4"/>try {</text:p><text:p text:style-name="C_5f_Code"><text:s text:c="8"/>bus = Bus.init();</text:p><text:p text:style-name="C_5f_Code"><text:s text:c="8"/>helloWorldImpl = new HelloWorldImpl();</text:p><text:p text:style-name="C_5f_Code"><text:s text:c="8"/>Endpoint.publish(address, helloWorldImpl);</text:p><text:p text:style-name="C_5f_Code"><text:s text:c="8"/>bus.run();</text:p><text:p text:style-name="C_5f_Code"><text:s text:c="4"/>} </text:p><text:p text:style-name="C_5f_Code"><text:s text:c="4"/>catch (BusException e) {</text:p><text:p text:style-name="C_5f_Code"><text:s text:c="8"/>System.out.println(“Something went wrong: “ + e);</text:p><text:p text:style-name="C_5f_Code"><text:s text:c="4"/>}</text:p><text:p text:style-name="C_5f_Code">}</text:p><text:p text:style-name="CodeSnap">CodeSnap <text:sequence text:ref-name="refCodeSnap5" text:name="CodeSnap" text:formula="ooow:CodeSnap+1" style:num-format="1">6</text:sequence>: Server mainline class: <text:span text:style-name="T2">helloworld.Server</text:span>.</text:p></draw:text-box></draw:frame></text:p>
      <text:h text:style-name="SS_5f_SubSection" text:outline-level="2">Writing the Client Mainline</text:h>
      <text:p text:style-name="N_5f_Normal">A client mainline typically performs the following tasks: </text:p>
      <text:list text:style-name="L7">
        <text:list-item>
          <text:p text:style-name="P11">Declare the service <text:span text:style-name="Code">QName</text:span> and the location of the WSDL file;</text:p>
        </text:list-item>
        <text:list-item>
          <text:p text:style-name="P11">Initialize the Celtix runtime, using <text:span text:style-name="Code">Bus.init()</text:span>;</text:p>
        </text:list-item>
        <text:list-item>
          <text:p text:style-name="P11">Create the service, using a generated constructor;</text:p>
        </text:list-item>
        <text:list-item>
          <text:p text:style-name="P11">Use the service to create a proxy to the remote service implementation;</text:p>
        </text:list-item>
        <text:list-item>
          <text:p text:style-name="P11">Invoke on the service</text:p>
        </text:list-item>
        <text:list-item>
          <text:p text:style-name="P11">Shutdown the bus, using <text:span text:style-name="Code">bus.shutdown()</text:span>.</text:p>
        </text:list-item>
      </text:list>
      <text:p text:style-name="N_5f_Normal">An example client is shown below in <text:sequence-ref text:reference-format="category-and-value" text:ref-name="refCodeSnap6">CodeSnap 7</text:sequence-ref>.</text:p>
      <text:p text:style-name="Text_20_body"><draw:frame draw:style-name="fr1" draw:name="Frame6" text:anchor-type="as-char" svg:width="6.6925in" style:rel-width="100%" draw:z-index="5"><draw:text-box fo:min-height="0.1965in"><text:p text:style-name="C_5f_Code">package helloworld;</text:p><text:p text:style-name="C_5f_Code"/><text:p text:style-name="C_5f_Code">import java.io.File;</text:p><text:p text:style-name="C_5f_Code">import java.net.MalformedURLException;</text:p><text:p text:style-name="C_5f_Code">import java.net.URL;</text:p><text:p text:style-name="C_5f_Code">import javax.xml.namespace.QName;</text:p><text:p text:style-name="C_5f_Code">import org.objectweb.celtix.Bus;</text:p><text:p text:style-name="C_5f_Code">import org.objectweb.celtix.BusException;</text:p><text:p text:style-name="C_5f_Code"/><text:p text:style-name="C_5f_Code">public static void main(String[] args) </text:p><text:p text:style-name="C_5f_Code">{</text:p><text:p text:style-name="C_5f_Code"><text:s text:c="2"/>QName serviceName = new QName("http://www.celtix.org/courseware/HelloWorld",</text:p><text:p text:style-name="C_5f_Code"><text:tab/>"HelloWorldService");</text:p><text:p text:style-name="C_5f_Code"/><text:p text:style-name="C_5f_Code"><text:s text:c="2"/>URL wsdlURL = null;</text:p><text:p text:style-name="C_5f_Code"><text:s text:c="2"/>String wsdlFileLocation = "./wsdl/HelloWorld.wsdl";</text:p><text:p text:style-name="C_5f_Code"><text:s text:c="2"/>try {</text:p><text:p text:style-name="C_5f_Code"><text:s text:c="4"/>wsdlURL = new File(wsdlFileLocation).toURL();</text:p><text:p text:style-name="C_5f_Code"><text:s text:c="2"/>} </text:p><text:p text:style-name="C_5f_Code"><text:s text:c="2"/>catch (MalformedURLException e) {</text:p><text:p text:style-name="C_5f_Code"><text:s text:c="4"/>System.out.println("Error creating a URL from file '" + </text:p><text:p text:style-name="C_5f_Code"><text:tab/>wsdlFileLocation + "'; details: " + e);</text:p><text:p text:style-name="C_5f_Code"><text:s text:c="2"/>}</text:p><text:p text:style-name="C_5f_Code"/><text:p text:style-name="C_5f_Code"><text:s text:c="2"/>try {</text:p><text:p text:style-name="C_5f_Code"><text:s text:c="4"/>Bus bus = Bus.init();</text:p><text:p text:style-name="C_5f_Code"/><text:p text:style-name="C_5f_Code"><text:s text:c="4"/>HelloWorldService helloWorldService = </text:p><text:p text:style-name="C_5f_Code"><text:tab/>new HelloWorldService(wsdlURL, serviceName);</text:p><text:p text:style-name="C_5f_Code"/><text:p text:style-name="C_5f_Code"><text:s text:c="4"/>helloWorld helloWorld = helloWorldService.getSOAPOverHTTP();</text:p><text:p text:style-name="C_5f_Code"><text:s text:c="2"/></text:p><text:p text:style-name="C_5f_Code"><text:s text:c="4"/>String response = helloWorld.sayHello("Hello!");</text:p><text:p text:style-name="C_5f_Code"><text:s text:c="4"/>bus.shutdown(true);</text:p><text:p text:style-name="C_5f_Code"><text:s text:c="2"/>}</text:p><text:p text:style-name="C_5f_Code"><text:s text:c="2"/>catch (BusException e) {</text:p><text:p text:style-name="C_5f_Code"><text:tab/>System.out.println(e);</text:p><text:p text:style-name="C_5f_Code"><text:s text:c="2"/>}</text:p><text:p text:style-name="C_5f_Code">}</text:p><text:p text:style-name="CodeSnap">CodeSnap <text:sequence text:ref-name="refCodeSnap6" text:name="CodeSnap" text:formula="ooow:CodeSnap+1" style:num-format="1">7</text:sequence>: Server mainline class: <text:span text:style-name="T2">helloworld.Client</text:span></text:p></draw:text-box></draw:frame></text:p>
      <text:h text:style-name="S_5f_Section" text:outline-level="1">Running the Client and Server</text:h>
      <text:h text:style-name="SS_5f_SubSection" text:outline-level="2">Running Celtix applications directly from the command-line</text:h>
      <text:p text:style-name="N_5f_Normal">To run the client and server you must have your <text:span text:style-name="Code">CLASSPATH</text:span> variable set to include <text:span text:style-name="Code">CELTIX_HOME/lib/celtix.jar</text:span>. </text:p>
      <text:p text:style-name="N_5f_Normal">The Celtix runtime uses the <text:span text:style-name="Code">java.util.logging</text:span> framework; you can configure Celtix logging levels by pointing the JVM to a <text:span text:style-name="Code">logging.properties</text:span> file by defining the JVM system variable <text:span text:style-name="Code">java.util.logging.config.file</text:span>. <text:s/>Celtix provides a default <text:span text:style-name="Code">logging.properties</text:span> file in the <text:span text:style-name="Code">etc</text:span> directory, so you can use: </text:p>
      <text:p text:style-name="C_5f_Code"><text:span text:style-name="Code">-Djava.util.logging.config.file=%CELTIX_HOME%/etc/logging.properties</text:span></text:p>
      <text:p text:style-name="N_5f_Normal">When running the server, you should also specify the Java system variable <text:span text:style-name="Code">catalina.home</text:span>: the server uses elements of the Tomcat servlet engine to provide support for HTTP; these elements require that this JVM variable is set. A future version of Celtix should remove this need.</text:p>
      <text:p text:style-name="C_5f_Code"><text:tab/><text:span text:style-name="Code">-Dcatalina.home=%CELTIX_HOME%\lib\tomcat\5.5.9</text:span></text:p>
      <text:p text:style-name="N_5f_Normal">You can run your classes from the prompt as shown: </text:p>
      <text:p text:style-name="C_5f_Code"><text:span text:style-name="User_20_Entry">java -D</text:span><text:span text:style-name="T16">java.util.logging.config.file=... helloworld.Client</text:span></text:p>
      <text:p text:style-name="C_5f_Code"><text:span text:style-name="User_20_Entry">java -Dcatalina.home=... -D</text:span><text:span text:style-name="T16">java.util.logging.config.file=... helloworld.Server</text:span></text:p>
      <text:p text:style-name="N_5f_Normal">To avoid repetitive typing create a startup script for your client and server; examples for the Windows operation system are shown below in <text:sequence-ref text:reference-format="category-and-value" text:ref-name="refCodeSnap7">CodeSnap 8</text:sequence-ref>, and <text:sequence-ref text:reference-format="category-and-value" text:ref-name="refCodeSnap8">CodeSnap 9</text:sequence-ref> below.</text:p>
      <text:p text:style-name="Text_20_body"><draw:frame draw:style-name="fr1" draw:name="Frame8" text:anchor-type="as-char" svg:width="6.6925in" style:rel-width="100%" draw:z-index="7"><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LASSPATH=%BASE_DIR%\classes;%CELTIX_HOME%\lib\celtix.jar;%CLASSPATH%</text:p><text:p text:style-name="C_5f_Code"/><text:p text:style-name="C_5f_Code">set JVM_ARGS=-Djava.util.logging.config.file=%CELTIX_HOME%/etc/logging.properties</text:p><text:p text:style-name="C_5f_Code"/><text:p text:style-name="C_5f_Code">java %JVM_ARGS% helloworld.Client %*</text:p><text:p text:style-name="CodeSnap">CodeSnap <text:sequence text:ref-name="refCodeSnap7" text:name="CodeSnap" text:formula="ooow:CodeSnap+1" style:num-format="1">8</text:sequence>: Script to run client.</text:p></draw:text-box></draw:frame></text:p>
      <text:p text:style-name="Text_20_body"><draw:frame draw:style-name="fr1" draw:name="Frame9" text:anchor-type="as-char" svg:width="6.6925in" style:rel-width="100%" draw:z-index="8"><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LASSPATH=%BASE_DIR%\classes;%CELTIX_HOME%\lib\celtix.jar;%CLASSPATH%</text:p><text:p text:style-name="C_5f_Code"/><text:p text:style-name="C_5f_Code">set JVM_ARGS=-Djava.util.logging.config.file=%CELTIX_HOME%/etc/logging.properties</text:p><text:p text:style-name="C_5f_Code"/><text:p text:style-name="C_5f_Code">REM In Celtix M2A, have to add -Dcatalina.home=%CATALINA_HOME%, to ensure that </text:p><text:p text:style-name="C_5f_Code">REM the tomcat HTTP stack initialises correctly. This may not be necessary in a</text:p><text:p text:style-name="C_5f_Code">REM future version of Celtix.</text:p><text:p text:style-name="C_5f_Code">REM </text:p><text:p text:style-name="C_5f_Code">set CATALINA_HOME=%CELTIX_HOME%\lib\tomcat\5.5.9</text:p><text:p text:style-name="C_5f_Code">set JVM_ARGS=-Dcatalina.home=%CATALINA_HOME% %JVM_ARGS%</text:p><text:p text:style-name="C_5f_Code"/><text:p text:style-name="C_5f_Code">echo CLASSPATH=%CLASSPATH%</text:p><text:p text:style-name="C_5f_Code">java %JVM_ARGS% helloworld.Server %*</text:p><text:p text:style-name="CodeSnap">CodeSnap <text:sequence text:ref-name="refCodeSnap8" text:name="CodeSnap" text:formula="ooow:CodeSnap+1" style:num-format="1">9</text:sequence>: Script to run server.</text:p></draw:text-box></draw:frame></text:p>
      <text:h text:style-name="SS_5f_SubSection" text:outline-level="2">Running Celtix applications using Ant</text:h>
      <text:p text:style-name="N_5f_Normal">You can also run Celtix using targets from an Ant build file. The Ant targets shown in <text:sequence-ref text:reference-format="category-and-value" text:ref-name="refCodeSnap9">CodeSnap 10</text:sequence-ref> show how a generic <text:span text:style-name="Code">-run.celtix</text:span> target can be reused for targets start the “Hello, World” client and server. With these rules in place, you can now start the client and server using: </text:p>
      <text:p text:style-name="N_5f_Normal"><text:span text:style-name="User_20_Entry">ant helloworld.Client</text:span></text:p>
      <text:p text:style-name="N_5f_Normal"><text:span text:style-name="User_20_Entry">ant helloworld.Server</text:span></text:p>
      <text:p text:style-name="Text_20_body"><draw:frame draw:style-name="fr2" draw:name="Frame10" text:anchor-type="as-char" svg:y="-4.0772in" svg:width="6.6925in" style:rel-width="100%" draw:z-index="9"><draw:text-box fo:min-height="0.1965in"><text:p text:style-name="C_5f_Code"><text:tab/>&lt;target name="helloworld.Server"&gt;</text:p><text:p text:style-name="C_5f_Code"><text:tab/><text:tab/>&lt;antcall target="-run.celtix"&gt;</text:p><text:p text:style-name="C_5f_Code"><text:tab/><text:tab/><text:tab/>&lt;param name="mainline" value="helloworld.Server"/&gt;</text:p><text:p text:style-name="C_5f_Code"><text:tab/><text:tab/>&lt;/antcall&gt;</text:p><text:p text:style-name="C_5f_Code"><text:tab/>&lt;/target&gt;</text:p><text:p text:style-name="C_5f_Code"/><text:p text:style-name="C_5f_Code"><text:tab/>&lt;target name="helloworld.Client"&gt;</text:p><text:p text:style-name="C_5f_Code"><text:tab/><text:tab/>&lt;antcall target="-run.celtix"&gt;</text:p><text:p text:style-name="C_5f_Code"><text:tab/><text:tab/><text:tab/>&lt;param name="mainline" value="helloworld.Client"/&gt;</text:p><text:p text:style-name="C_5f_Code"><text:tab/><text:tab/>&lt;/antcall&gt;</text:p><text:p text:style-name="C_5f_Code"><text:tab/>&lt;/target&gt;<text:tab/><text:tab/></text:p><text:p text:style-name="C_5f_Code"><text:tab/><text:tab/><text:tab/><text:tab/></text:p><text:p text:style-name="C_5f_Code"><text:tab/>&lt;target name="-run.celtix" &gt;</text:p><text:p text:style-name="C_5f_Code"><text:tab/><text:tab/>&lt;java fork="yes" classname="${mainline}"&gt;</text:p><text:p text:style-name="C_5f_Code"><text:tab/><text:tab/><text:tab/>&lt;jvmarg </text:p><text:p text:style-name="C_5f_Code"><text:s text:c="7"/>value="-Djava.util.logging.config.file=${celtix.etc.dir}/logging.properties"/&gt;</text:p><text:p text:style-name="C_5f_Code"><text:tab/><text:tab/><text:tab/>&lt;jvmarg value="-Dcatalina.base=${catalina.base.dir}"/&gt;</text:p><text:p text:style-name="C_5f_Code"><text:tab/><text:tab/><text:tab/>&lt;classpath&gt;</text:p><text:p text:style-name="C_5f_Code"><text:tab/><text:tab/><text:tab/><text:tab/>&lt;path refid="application.class.path"/&gt; </text:p><text:p text:style-name="C_5f_Code"><text:tab/><text:tab/><text:tab/><text:tab/>&lt;path refid="celtix.class.path"/&gt; </text:p><text:p text:style-name="C_5f_Code"><text:tab/><text:tab/><text:tab/>&lt;/classpath&gt;</text:p><text:p text:style-name="C_5f_Code"><text:tab/><text:tab/>&lt;/java&gt;</text:p><text:p text:style-name="C_5f_Code"><text:tab/>&lt;/target&gt;</text:p><text:p text:style-name="CodeSnap">CodeSnap <text:sequence text:ref-name="refCodeSnap9" text:name="CodeSnap" text:formula="ooow:CodeSnap+1" style:num-format="1">10</text:sequence>: Ant targets to run the “Hello, World” client and serv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style style:name="LNF_5f_ListNumberFirst" style:display-name="LNF_ListNumberFirst" style:family="paragraph" style:parent-style-name="Numbering_20_1" style:next-style-name="LN_5f_ListNumber">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paragraph-properties fo:margin-left="0in" fo:margin-right="0in" fo:text-indent="0in" style:auto-text-indent="false"/>
    </style:style>
    <style:style style:name="LBI_5f_ListBulletIndent" style:display-name="LBI_ListBulletIndent" style:family="paragraph" style:paren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 style:family="text">
      <style:text-properties fo:color="#800000" style:font-name="Courier New2" fo:font-size="9pt" fo:letter-spacing="normal" fo:background-color="transparent"/>
    </style:style>
    <style:style style:name="CodeVariable" style:family="text" style:parent-style-name="Code">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_20_Text" style:display-name="GUI Text" style:family="text">
      <style:text-properties fo:font-size="10pt"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6T17:59:27</meta:creation-date>
    <dc:creator>Eric Johnson</dc:creator>
    <dc:date>2005-11-18T09:58:20</dc:date>
    <dc:language>en-US</dc:language>
    <meta:editing-cycles>109</meta:editing-cycles>
    <meta:editing-duration>P1DT3H3M52S</meta:editing-duration>
    <meta:user-defined meta:name="Info 1"/>
    <meta:user-defined meta:name="Info 2"/>
    <meta:user-defined meta:name="Info 3"/>
    <meta:user-defined meta:name="Info 4"/>
    <meta:document-statistic meta:table-count="0" meta:image-count="0" meta:object-count="0" meta:page-count="10" meta:paragraph-count="337" meta:word-count="2488" meta:character-count="17836"/>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